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1ff0" officeooo:paragraph-rsid="00101ff0"/>
    </style:style>
    <style:style style:name="P2" style:family="paragraph" style:parent-style-name="Standard" style:list-style-name="L1">
      <style:text-properties officeooo:rsid="00101ff0" officeooo:paragraph-rsid="00101ff0"/>
    </style:style>
    <style:style style:name="P3" style:family="paragraph" style:parent-style-name="Standard" style:list-style-name="L3">
      <style:text-properties officeooo:rsid="00101ff0" officeooo:paragraph-rsid="0010b21b"/>
    </style:style>
    <style:style style:name="P4" style:family="paragraph" style:parent-style-name="Standard">
      <style:text-properties officeooo:rsid="00101ff0" officeooo:paragraph-rsid="0010b21b"/>
    </style:style>
    <style:style style:name="P5" style:family="paragraph" style:parent-style-name="Standard">
      <style:text-properties officeooo:rsid="00107391" officeooo:paragraph-rsid="00107391"/>
    </style:style>
    <style:style style:name="P6" style:family="paragraph" style:parent-style-name="Standard" style:list-style-name="L2">
      <style:text-properties officeooo:rsid="0010b21b" officeooo:paragraph-rsid="0010b21b"/>
    </style:style>
    <style:style style:name="P7" style:family="paragraph" style:parent-style-name="Standard">
      <style:text-properties officeooo:rsid="0010b21b" officeooo:paragraph-rsid="0010b21b"/>
    </style:style>
    <style:style style:name="P8" style:family="paragraph" style:parent-style-name="Standard" style:list-style-name="L3">
      <style:text-properties officeooo:rsid="0010b21b" officeooo:paragraph-rsid="0010b21b"/>
    </style:style>
    <style:style style:name="P9" style:family="paragraph" style:parent-style-name="Standard" style:list-style-name="L3">
      <style:text-properties officeooo:paragraph-rsid="0010b21b"/>
    </style:style>
    <style:style style:name="T1" style:family="text">
      <style:text-properties officeooo:rsid="00101ff0"/>
    </style:style>
    <style:style style:name="T2" style:family="text">
      <style:text-properties officeooo:rsid="0010b2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ços</text:p>
      <text:p text:style-name="P5">Cliente:</text:p>
      <text:list xml:id="list3736600575" text:style-name="L2">
        <text:list-item>
          <text:p text:style-name="P6">ler mensagem (s);</text:p>
        </text:list-item>
        <text:list-item>
          <text:p text:style-name="P6">Enviar mensagem;</text:p>
        </text:list-item>
        <text:list-item>
          <text:p text:style-name="P6">Visualizar status;</text:p>
        </text:list-item>
      </text:list>
      <text:p text:style-name="P7">Servidor;</text:p>
      <text:list xml:id="list1464681345" text:style-name="L3">
        <text:list-item>
          <text:p text:style-name="P8">Destinar mensagem;</text:p>
        </text:list-item>
        <text:list-item>
          <text:p text:style-name="P9"><text:span text:style-name="T1">Cadastrar usuário;</text:span></text:p>
        </text:list-item>
        <text:list-item>
          <text:p text:style-name="P3">Apagar conta;</text:p>
        </text:list-item>
        <text:list-item>
          <text:p text:style-name="P3"><text:span text:style-name="T2">L</text:span>ogar;</text:p>
        </text:list-item>
        <text:list-item>
          <text:p text:style-name="P3"><text:span text:style-name="T2">D</text:span>eslogar;</text:p>
        </text:list-item>
      </text:list>
      <text:p text:style-name="P4"/>
      <text:p text:style-name="P7">Descrição do funcionament</text:p>
      <text:list xml:id="list3151624370170" text:continue-numbering="true" text:style-name="L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2:42:40.034711341</meta:creation-date>
    <dc:date>2023-01-03T00:31:49.644319447</dc:date>
    <meta:editing-duration>PT58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30" meta:character-count="174" meta:non-whitespace-character-count="165"/>
  </office:meta>
</office:document-meta>
</file>